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5-07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7784" calcext:value-type="float">
            <text:p>91.9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2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8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9288" calcext:value-type="float">
            <text:p>91.8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6888" calcext:value-type="float">
            <text:p>91.6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2128" calcext:value-type="float">
            <text:p>91.7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86464" calcext:value-type="float">
            <text:p>90.05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4648" calcext:value-type="float">
            <text:p>90.0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67194482759" calcext:value-type="float">
            <text:p>89.9967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9347142857" calcext:value-type="float">
            <text:p>90.31893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43628571429" calcext:value-type="float">
            <text:p>90.424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8148965517" calcext:value-type="float">
            <text:p>90.41881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18988571429" calcext:value-type="float">
            <text:p>90.5218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54408" calcext:value-type="float">
            <text:p>90.11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0374" calcext:value-type="float">
            <text:p>89.860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1672" calcext:value-type="float">
            <text:p>89.8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0702857143" calcext:value-type="float">
            <text:p>89.9340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60152" calcext:value-type="float">
            <text:p>89.9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20727741936" calcext:value-type="float">
            <text:p>89.9820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3272" calcext:value-type="float">
            <text:p>89.9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28224" calcext:value-type="float">
            <text:p>89.94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55472" calcext:value-type="float">
            <text:p>90.25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36162580645" calcext:value-type="float">
            <text:p>90.4836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6261935484" calcext:value-type="float">
            <text:p>90.4156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32608" calcext:value-type="float">
            <text:p>90.4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3669677419" calcext:value-type="float">
            <text:p>90.111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77576" calcext:value-type="float">
            <text:p>89.95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8972903226" calcext:value-type="float">
            <text:p>90.138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04356129032" calcext:value-type="float">
            <text:p>90.230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95215483871" calcext:value-type="float">
            <text:p>90.389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7437241379" calcext:value-type="float">
            <text:p>90.36174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6286451613" calcext:value-type="float">
            <text:p>90.3246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3728" calcext:value-type="float">
            <text:p>90.71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5130322581" calcext:value-type="float">
            <text:p>91.046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76556129032" calcext:value-type="float">
            <text:p>90.8476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13328" calcext:value-type="float">
            <text:p>90.5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8144516129" calcext:value-type="float">
            <text:p>90.72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29664" calcext:value-type="float">
            <text:p>90.33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32172903226" calcext:value-type="float">
            <text:p>90.413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0538" calcext:value-type="float">
            <text:p>90.41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05798709677" calcext:value-type="float">
            <text:p>90.4505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583872" calcext:value-type="float">
            <text:p>90.545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4754285714" calcext:value-type="float">
            <text:p>90.9984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81737142857" calcext:value-type="float">
            <text:p>91.0881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95662608696" calcext:value-type="float">
            <text:p>91.249566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7103" calcext:value-type="float">
            <text:p>90.867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763" calcext:value-type="float">
            <text:p>91.52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7171" calcext:value-type="float">
            <text:p>91.157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7532" calcext:value-type="float">
            <text:p>90.99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0448" calcext:value-type="float">
            <text:p>90.9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5048" calcext:value-type="float">
            <text:p>90.9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5832" calcext:value-type="float">
            <text:p>90.92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83704" calcext:value-type="float">
            <text:p>90.89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6904615385" calcext:value-type="float">
            <text:p>90.89769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2122" calcext:value-type="float">
            <text:p>90.89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44209655172" calcext:value-type="float">
            <text:p>91.02442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19547586207" calcext:value-type="float">
            <text:p>91.26195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98217142857" calcext:value-type="float">
            <text:p>91.3198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01702068965" calcext:value-type="float">
            <text:p>91.12017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04891428572" calcext:value-type="float">
            <text:p>90.89048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10777142857" calcext:value-type="float">
            <text:p>90.7010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17066666667" calcext:value-type="float">
            <text:p>90.701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58220689655" calcext:value-type="float">
            <text:p>90.7258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11244444445" calcext:value-type="float">
            <text:p>90.84112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5095384616" calcext:value-type="float">
            <text:p>90.9155095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8408" calcext:value-type="float">
            <text:p>91.1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48461538462" calcext:value-type="float">
            <text:p>91.2348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43321538462" calcext:value-type="float">
            <text:p>91.69433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2938181818" calcext:value-type="float">
            <text:p>91.36629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20026666667" calcext:value-type="float">
            <text:p>91.2920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3536" calcext:value-type="float">
            <text:p>91.2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4933333333" calcext:value-type="float">
            <text:p>91.238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7795714286" calcext:value-type="float">
            <text:p>91.25477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85984" calcext:value-type="float">
            <text:p>91.1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0971428572" calcext:value-type="float">
            <text:p>91.1830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3072258064" calcext:value-type="float">
            <text:p>91.3663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3264" calcext:value-type="float">
            <text:p>91.3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24116129032" calcext:value-type="float">
            <text:p>91.562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41379310345" calcext:value-type="float">
            <text:p>91.834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11934193549" calcext:value-type="float">
            <text:p>92.041193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79228387097" calcext:value-type="float">
            <text:p>91.977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30276" calcext:value-type="float">
            <text:p>91.483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59974193548" calcext:value-type="float">
            <text:p>91.61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84504" calcext:value-type="float">
            <text:p>91.53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28502857143" calcext:value-type="float">
            <text:p>91.602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61362580645" calcext:value-type="float">
            <text:p>91.596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16855483871" calcext:value-type="float">
            <text:p>91.7016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55088" calcext:value-type="float">
            <text:p>91.6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7312" calcext:value-type="float">
            <text:p>91.7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83272" calcext:value-type="float">
            <text:p>92.17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5544516129" calcext:value-type="float">
            <text:p>92.7175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0079483871" calcext:value-type="float">
            <text:p>92.420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5296" calcext:value-type="float">
            <text:p>91.6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4923870968" calcext:value-type="float">
            <text:p>91.6924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6816" calcext:value-type="float">
            <text:p>91.6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8389677419" calcext:value-type="float">
            <text:p>91.601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71848571429" calcext:value-type="float">
            <text:p>91.6671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74636129032" calcext:value-type="float">
            <text:p>91.5974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5816774194" calcext:value-type="float">
            <text:p>91.927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83928275862" calcext:value-type="float">
            <text:p>92.4283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78761290323" calcext:value-type="float">
            <text:p>92.26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48944" calcext:value-type="float">
            <text:p>92.80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09117419355" calcext:value-type="float">
            <text:p>92.810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85060645161" calcext:value-type="float">
            <text:p>92.588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806" calcext:value-type="float">
            <text:p>92.4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9658064516" calcext:value-type="float">
            <text:p>92.2479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6932" calcext:value-type="float">
            <text:p>92.058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28130322581" calcext:value-type="float">
            <text:p>91.9228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6537931034" calcext:value-type="float">
            <text:p>91.8756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3358709678" calcext:value-type="float">
            <text:p>91.92733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18857142857" calcext:value-type="float">
            <text:p>91.831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14431111111" calcext:value-type="float">
            <text:p>91.9514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60425714286" calcext:value-type="float">
            <text:p>92.2160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36488888889" calcext:value-type="float">
            <text:p>92.5536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8787142857" calcext:value-type="float">
            <text:p>92.53787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99179310345" calcext:value-type="float">
            <text:p>92.3599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7809230769" calcext:value-type="float">
            <text:p>92.03178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28407142857" calcext:value-type="float">
            <text:p>91.85284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36328888889" calcext:value-type="float">
            <text:p>91.66363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8368" calcext:value-type="float">
            <text:p>92.0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126" calcext:value-type="float">
            <text:p>92.06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134" calcext:value-type="float">
            <text:p>92.13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55" calcext:value-type="float">
            <text:p>93.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9916" calcext:value-type="float">
            <text:p>91.52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9468" calcext:value-type="float">
            <text:p>93.27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8716" calcext:value-type="float">
            <text:p>93.35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654" calcext:value-type="float">
            <text:p>94.2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4036" calcext:value-type="float">
            <text:p>94.01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0572" calcext:value-type="float">
            <text:p>93.73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7856" calcext:value-type="float">
            <text:p>96.6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0188" calcext:value-type="float">
            <text:p>95.23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7628" calcext:value-type="float">
            <text:p>93.7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11136" calcext:value-type="float">
            <text:p>94.71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84704" calcext:value-type="float">
            <text:p>95.50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31616" calcext:value-type="float">
            <text:p>94.33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66752" calcext:value-type="float">
            <text:p>93.94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36451428571" calcext:value-type="float">
            <text:p>94.0436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09152" calcext:value-type="float">
            <text:p>93.58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8172" calcext:value-type="float">
            <text:p>93.57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60128" calcext:value-type="float">
            <text:p>93.67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09552" calcext:value-type="float">
            <text:p>93.90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42291764706" calcext:value-type="float">
            <text:p>94.394229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48112" calcext:value-type="float">
            <text:p>95.03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3504" calcext:value-type="float">
            <text:p>95.69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9968" calcext:value-type="float">
            <text:p>94.7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68263529412" calcext:value-type="float">
            <text:p>94.196826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16032" calcext:value-type="float">
            <text:p>93.75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41456" calcext:value-type="float">
            <text:p>93.82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87632" calcext:value-type="float">
            <text:p>93.88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86864" calcext:value-type="float">
            <text:p>94.18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8675" calcext:value-type="float">
            <text:p>94.57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043" calcext:value-type="float">
            <text:p>94.88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7674" calcext:value-type="float">
            <text:p>94.927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4478" calcext:value-type="float">
            <text:p>95.26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7718" calcext:value-type="float">
            <text:p>94.517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75915" calcext:value-type="float">
            <text:p>94.267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198" calcext:value-type="float">
            <text:p>93.786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983" calcext:value-type="float">
            <text:p>93.88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8598" calcext:value-type="float">
            <text:p>93.938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9934" calcext:value-type="float">
            <text:p>93.959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513" calcext:value-type="float">
            <text:p>94.38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60975" calcext:value-type="float">
            <text:p>94.506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818" calcext:value-type="float">
            <text:p>95.92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433" calcext:value-type="float">
            <text:p>95.60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6828" calcext:value-type="float">
            <text:p>95.01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1399" calcext:value-type="float">
            <text:p>94.251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4372" calcext:value-type="float">
            <text:p>93.65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171" calcext:value-type="float">
            <text:p>93.69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4674" calcext:value-type="float">
            <text:p>93.784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3526" calcext:value-type="float">
            <text:p>93.743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8554" calcext:value-type="float">
            <text:p>94.348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15" calcext:value-type="float">
            <text:p>95.30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094" calcext:value-type="float">
            <text:p>95.62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086" calcext:value-type="float">
            <text:p>94.51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1965" calcext:value-type="float">
            <text:p>94.1551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93" calcext:value-type="float">
            <text:p>93.92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461" calcext:value-type="float">
            <text:p>94.03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0424" calcext:value-type="float">
            <text:p>94.0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1028" calcext:value-type="float">
            <text:p>94.33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326" calcext:value-type="float">
            <text:p>94.66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014" calcext:value-type="float">
            <text:p>95.36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0188" calcext:value-type="float">
            <text:p>95.23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4498" calcext:value-type="float">
            <text:p>95.42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15971428572" calcext:value-type="float">
            <text:p>94.4215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476" calcext:value-type="float">
            <text:p>93.9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93" calcext:value-type="float">
            <text:p>93.92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3284" calcext:value-type="float">
            <text:p>94.09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701" calcext:value-type="float">
            <text:p>94.18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51856" calcext:value-type="float">
            <text:p>94.52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8164" calcext:value-type="float">
            <text:p>95.03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6348" calcext:value-type="float">
            <text:p>94.98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02192" calcext:value-type="float">
            <text:p>94.87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04256" calcext:value-type="float">
            <text:p>94.54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60112" calcext:value-type="float">
            <text:p>94.4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90112" calcext:value-type="float">
            <text:p>94.34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05808" calcext:value-type="float">
            <text:p>94.41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83888" calcext:value-type="float">
            <text:p>94.39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24496" calcext:value-type="float">
            <text:p>94.73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86887272727" calcext:value-type="float">
            <text:p>95.21868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3344" calcext:value-type="float">
            <text:p>95.94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37632" calcext:value-type="float">
            <text:p>95.7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0944" calcext:value-type="float">
            <text:p>95.92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99968" calcext:value-type="float">
            <text:p>94.30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47184" calcext:value-type="float">
            <text:p>94.44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57132307692" calcext:value-type="float">
            <text:p>95.06571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7216" calcext:value-type="float">
            <text:p>96.14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4676" calcext:value-type="float">
            <text:p>95.32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6769230769" calcext:value-type="float">
            <text:p>95.0096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75984" calcext:value-type="float">
            <text:p>94.6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07504" calcext:value-type="float">
            <text:p>94.70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22816" calcext:value-type="float">
            <text:p>94.91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2685" calcext:value-type="float">
            <text:p>95.4932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5192" calcext:value-type="float">
            <text:p>96.4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906" calcext:value-type="float">
            <text:p>96.40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3242" calcext:value-type="float">
            <text:p>96.04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66496" calcext:value-type="float">
            <text:p>95.3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97" calcext:value-type="float">
            <text:p>94.62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7758" calcext:value-type="float">
            <text:p>94.837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5076" calcext:value-type="float">
            <text:p>94.71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946" calcext:value-type="float">
            <text:p>94.817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7476" calcext:value-type="float">
            <text:p>94.86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3108" calcext:value-type="float">
            <text:p>95.73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0194" calcext:value-type="float">
            <text:p>96.04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3824" calcext:value-type="float">
            <text:p>96.7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03968" calcext:value-type="float">
            <text:p>97.5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69968" calcext:value-type="float">
            <text:p>96.97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08704" calcext:value-type="float">
            <text:p>95.66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70288" calcext:value-type="float">
            <text:p>94.94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65232" calcext:value-type="float">
            <text:p>95.01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85344" calcext:value-type="float">
            <text:p>95.25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1398" calcext:value-type="float">
            <text:p>97.29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8416" calcext:value-type="float">
            <text:p>98.63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4292" calcext:value-type="float">
            <text:p>96.82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549" calcext:value-type="float">
            <text:p>95.832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9732" calcext:value-type="float">
            <text:p>94.6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0306" calcext:value-type="float">
            <text:p>94.65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2958" calcext:value-type="float">
            <text:p>94.532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3146" calcext:value-type="float">
            <text:p>94.513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914" calcext:value-type="float">
            <text:p>94.561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0732" calcext:value-type="float">
            <text:p>95.01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44275" calcext:value-type="float">
            <text:p>96.38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267" calcext:value-type="float">
            <text:p>97.56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1092" calcext:value-type="float">
            <text:p>97.89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6446" calcext:value-type="float">
            <text:p>98.056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1194" calcext:value-type="float">
            <text:p>96.42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5458" calcext:value-type="float">
            <text:p>95.48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8694" calcext:value-type="float">
            <text:p>95.46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287" calcext:value-type="float">
            <text:p>95.35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938" calcext:value-type="float">
            <text:p>95.51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5514" calcext:value-type="float">
            <text:p>96.69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077" calcext:value-type="float">
            <text:p>97.60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1492" calcext:value-type="float">
            <text:p>97.28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8156" calcext:value-type="float">
            <text:p>96.49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93305" calcext:value-type="float">
            <text:p>95.9893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8748" calcext:value-type="float">
            <text:p>95.13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6462" calcext:value-type="float">
            <text:p>95.136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6556" calcext:value-type="float">
            <text:p>95.12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6378" calcext:value-type="float">
            <text:p>95.226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71335" calcext:value-type="float">
            <text:p>95.9371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2154" calcext:value-type="float">
            <text:p>96.48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85" calcext:value-type="float">
            <text:p>97.4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302" calcext:value-type="float">
            <text:p>96.5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5028" calcext:value-type="float">
            <text:p>95.85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2143" calcext:value-type="float">
            <text:p>95.632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8738" calcext:value-type="float">
            <text:p>95.05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3716" calcext:value-type="float">
            <text:p>95.26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1138" calcext:value-type="float">
            <text:p>95.211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222" calcext:value-type="float">
            <text:p>95.121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6529230769" calcext:value-type="float">
            <text:p>95.57965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2026" calcext:value-type="float">
            <text:p>96.98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8918" calcext:value-type="float">
            <text:p>96.49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2682" calcext:value-type="float">
            <text:p>95.37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81456" calcext:value-type="float">
            <text:p>95.34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126" calcext:value-type="float">
            <text:p>95.49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222" calcext:value-type="float">
            <text:p>95.121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0218" calcext:value-type="float">
            <text:p>95.47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4478" calcext:value-type="float">
            <text:p>95.26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2068" calcext:value-type="float">
            <text:p>95.03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19725" calcext:value-type="float">
            <text:p>95.79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8486" calcext:value-type="float">
            <text:p>95.32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6895" calcext:value-type="float">
            <text:p>95.4326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0396" calcext:value-type="float">
            <text:p>95.37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126" calcext:value-type="float">
            <text:p>95.49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37469090909" calcext:value-type="float">
            <text:p>96.2037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086" calcext:value-type="float">
            <text:p>97.462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7172" calcext:value-type="float">
            <text:p>97.00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3346" calcext:value-type="float">
            <text:p>96.11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4316" calcext:value-type="float">
            <text:p>96.25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3578" calcext:value-type="float">
            <text:p>95.68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102" calcext:value-type="float">
            <text:p>95.68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7972" calcext:value-type="float">
            <text:p>95.78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8516" calcext:value-type="float">
            <text:p>95.56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5196" calcext:value-type="float">
            <text:p>95.67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8416" calcext:value-type="float">
            <text:p>95.9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7146" calcext:value-type="float">
            <text:p>96.03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2194" calcext:value-type="float">
            <text:p>96.802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142" calcext:value-type="float">
            <text:p>96.38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77328" calcext:value-type="float">
            <text:p>96.00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7492" calcext:value-type="float">
            <text:p>95.75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01552" calcext:value-type="float">
            <text:p>95.12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3998" calcext:value-type="float">
            <text:p>95.233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6586" calcext:value-type="float">
            <text:p>95.36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10256" calcext:value-type="float">
            <text:p>95.53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002" calcext:value-type="float">
            <text:p>95.41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4545" calcext:value-type="float">
            <text:p>95.838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2464" calcext:value-type="float">
            <text:p>96.38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818" calcext:value-type="float">
            <text:p>96.84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19" calcext:value-type="float">
            <text:p>96.3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8816" calcext:value-type="float">
            <text:p>95.14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47728" calcext:value-type="float">
            <text:p>95.18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1618" calcext:value-type="float">
            <text:p>95.241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2004" calcext:value-type="float">
            <text:p>95.28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3885714286" calcext:value-type="float">
            <text:p>95.746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222" calcext:value-type="float">
            <text:p>95.50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2590769231" calcext:value-type="float">
            <text:p>95.35925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31648" calcext:value-type="float">
            <text:p>95.27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56032" calcext:value-type="float">
            <text:p>95.27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3744" calcext:value-type="float">
            <text:p>95.88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34256" calcext:value-type="float">
            <text:p>95.68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9892" calcext:value-type="float">
            <text:p>95.90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10288" calcext:value-type="float">
            <text:p>96.47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1586" calcext:value-type="float">
            <text:p>97.271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13168" calcext:value-type="float">
            <text:p>97.25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0606" calcext:value-type="float">
            <text:p>97.05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17152" calcext:value-type="float">
            <text:p>96.17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2148" calcext:value-type="float">
            <text:p>95.67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201" calcext:value-type="float">
            <text:p>96.09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6018" calcext:value-type="float">
            <text:p>96.15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5044" calcext:value-type="float">
            <text:p>96.7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3738" calcext:value-type="float">
            <text:p>96.96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1686" calcext:value-type="float">
            <text:p>98.071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0306" calcext:value-type="float">
            <text:p>98.46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68704" calcext:value-type="float">
            <text:p>97.94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8668" calcext:value-type="float">
            <text:p>98.30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6255" calcext:value-type="float">
            <text:p>96.825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25712" calcext:value-type="float">
            <text:p>96.16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84208" calcext:value-type="float">
            <text:p>96.17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26624" calcext:value-type="float">
            <text:p>96.28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9253333333" calcext:value-type="float">
            <text:p>96.8539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784" calcext:value-type="float">
            <text:p>98.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82992" calcext:value-type="float">
            <text:p>98.55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15888" calcext:value-type="float">
            <text:p>97.14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8984615385" calcext:value-type="float">
            <text:p>96.3718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6814" calcext:value-type="float">
            <text:p>95.66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30496" calcext:value-type="float">
            <text:p>95.72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516" calcext:value-type="float">
            <text:p>95.8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2262" calcext:value-type="float">
            <text:p>95.82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938" calcext:value-type="float">
            <text:p>96.27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0866" calcext:value-type="float">
            <text:p>96.59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0556" calcext:value-type="float">
            <text:p>96.6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7013333333" calcext:value-type="float">
            <text:p>96.5857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345" calcext:value-type="float">
            <text:p>96.1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764" calcext:value-type="float">
            <text:p>96.1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14098461538" calcext:value-type="float">
            <text:p>96.74140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762" calcext:value-type="float">
            <text:p>97.53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9165" calcext:value-type="float">
            <text:p>96.189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9798" calcext:value-type="float">
            <text:p>95.91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34528" calcext:value-type="float">
            <text:p>96.05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9856" calcext:value-type="float">
            <text:p>95.97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5706" calcext:value-type="float">
            <text:p>95.94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20128" calcext:value-type="float">
            <text:p>95.96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299" calcext:value-type="float">
            <text:p>96.31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90842352941" calcext:value-type="float">
            <text:p>96.529084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8736" calcext:value-type="float">
            <text:p>98.12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6396" calcext:value-type="float">
            <text:p>97.65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68528" calcext:value-type="float">
            <text:p>96.58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94837647059" calcext:value-type="float">
            <text:p>96.229483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8026" calcext:value-type="float">
            <text:p>95.45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4726" calcext:value-type="float">
            <text:p>95.72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01312" calcext:value-type="float">
            <text:p>95.69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25568" calcext:value-type="float">
            <text:p>95.74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206" calcext:value-type="float">
            <text:p>95.75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842" calcext:value-type="float">
            <text:p>95.89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9066666667" calcext:value-type="float">
            <text:p>96.365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42352" calcext:value-type="float">
            <text:p>97.28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5468" calcext:value-type="float">
            <text:p>95.56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234" calcext:value-type="float">
            <text:p>94.9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6608" calcext:value-type="float">
            <text:p>95.7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2968" calcext:value-type="float">
            <text:p>95.8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66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6148" calcext:value-type="float">
            <text:p>97.19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44" meta:object-count="0"/>
    <meta:user-defined meta:name="AppVersion">3.0</meta:user-defined>
  </office:meta>
</office:document-meta>
</file>